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Google Sans" svg:font-family="'Google Sans', 'Helvetica Neue', sans-serif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</office:font-face-decls>
  <office:automatic-styles>
    <style:style style:name="P1" style:family="paragraph" style:parent-style-name="Standard">
      <style:text-properties fo:language="ru" fo:country="RU" fo:font-weight="bold" officeooo:rsid="005f6f43" officeooo:paragraph-rsid="0060fe57" fo:background-color="transparent" style:font-weight-asian="bold" style:font-weight-complex="bold"/>
    </style:style>
    <style:style style:name="P2" style:family="paragraph" style:parent-style-name="Standard">
      <style:text-properties fo:language="ru" fo:country="RU" fo:font-weight="bold" officeooo:rsid="0060fe57" officeooo:paragraph-rsid="0060fe57" fo:background-color="transparent" style:font-weight-asian="bold" style:font-weight-complex="bold"/>
    </style:style>
    <style:style style:name="P3" style:family="paragraph" style:parent-style-name="Standard">
      <style:text-properties fo:language="ru" fo:country="RU" fo:font-weight="bold" officeooo:rsid="0064a4b5" officeooo:paragraph-rsid="0064a4b5" fo:background-color="transparent" style:font-weight-asian="bold" style:font-weight-complex="bold"/>
    </style:style>
    <style:style style:name="P4" style:family="paragraph" style:parent-style-name="Standard">
      <style:text-properties fo:language="ru" fo:country="RU" fo:font-weight="normal" officeooo:rsid="005a1f78" officeooo:paragraph-rsid="0058316f" fo:background-color="transparent" style:font-weight-asian="normal" style:font-weight-complex="normal"/>
    </style:style>
    <style:style style:name="P5" style:family="paragraph" style:parent-style-name="Standard">
      <style:text-properties fo:language="ru" fo:country="RU" fo:font-weight="normal" officeooo:rsid="005ef722" officeooo:paragraph-rsid="005ef722" fo:background-color="transparent" style:font-weight-asian="normal" style:font-weight-complex="normal"/>
    </style:style>
    <style:style style:name="P6" style:family="paragraph" style:parent-style-name="Standard">
      <style:text-properties fo:language="ru" fo:country="RU" fo:font-weight="normal" officeooo:rsid="005f6f43" officeooo:paragraph-rsid="005f6f43" fo:background-color="transparent" style:font-weight-asian="normal" style:font-weight-complex="normal"/>
    </style:style>
    <style:style style:name="P7" style:family="paragraph" style:parent-style-name="Standard">
      <style:text-properties fo:language="ru" fo:country="RU" fo:font-weight="normal" officeooo:rsid="0060fe57" officeooo:paragraph-rsid="0060fe57" fo:background-color="transparent" style:font-weight-asian="normal" style:font-weight-complex="normal"/>
    </style:style>
    <style:style style:name="P8" style:family="paragraph" style:parent-style-name="Standard">
      <style:text-properties fo:language="ru" fo:country="RU" fo:font-weight="normal" officeooo:rsid="00617b69" officeooo:paragraph-rsid="00617b69" fo:background-color="transparent" style:font-weight-asian="normal" style:font-weight-complex="normal"/>
    </style:style>
    <style:style style:name="P9" style:family="paragraph" style:parent-style-name="Standard">
      <style:text-properties fo:language="ru" fo:country="RU" fo:font-weight="normal" officeooo:rsid="00617b69" officeooo:paragraph-rsid="0065c863" fo:background-color="transparent" style:font-weight-asian="normal" style:font-weight-complex="normal"/>
    </style:style>
    <style:style style:name="P10" style:family="paragraph" style:parent-style-name="Standard">
      <style:text-properties fo:language="ru" fo:country="RU" fo:font-weight="normal" officeooo:rsid="0065c863" officeooo:paragraph-rsid="0065c863" fo:background-color="transparent" style:font-weight-asian="normal" style:font-weight-complex="normal"/>
    </style:style>
    <style:style style:name="P11" style:family="paragraph">
      <style:text-properties style:font-name="F" fo:font-size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5ef722"/>
    </style:style>
    <style:style style:name="T3" style:family="text">
      <style:text-properties officeooo:rsid="0060fe57"/>
    </style:style>
    <style:style style:name="T4" style:family="text">
      <style:text-properties officeooo:rsid="00617b69"/>
    </style:style>
    <style:style style:name="T5" style:family="text">
      <style:text-properties officeooo:rsid="0064a4b5"/>
    </style:style>
    <style:style style:name="T6" style:family="text">
      <style:text-properties officeooo:rsid="0065c863"/>
    </style:style>
    <style:style style:name="T7" style:family="text">
      <style:text-properties fo:background-color="#81d41a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textarea-horizontal-align="justify" draw:textarea-vertical-align="middle" draw:auto-grow-height="false" fo:min-height="4.401cm" fo:min-width="4.055cm" fo:wrap-option="wrap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4.676cm" fo:min-width="4.715cm" fo:wrap-option="wrap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4.967cm" fo:min-width="5.625cm" fo:wrap-option="wrap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В</text:span> строке среди всех под последовательностей содержащих все уникальные символы этой строки требуется вернуть первую по алфавиту под последовательность</text:p>
      <text:p text:style-name="P5">пример:</text:p>
      <text:p text:style-name="P5">input: str = «cbacdcbc»</text:p>
      <text:p text:style-name="P5">output: acdb</text:p>
      <text:p text:style-name="P5"><draw:custom-shape text:anchor-type="paragraph" draw:z-index="0" draw:name="Фігура 1" draw:style-name="gr3" draw:text-style-name="P11" svg:width="6.162cm" svg:height="5.504cm" svg:x="-0.208cm" svg:y="0.203cm"><text:p text:style-name="P11">Подпоследовательности с уникальными буквами строки:</text:p><text:p text:style-name="P11"/><text:p text:style-name="P11">- cbad</text:p><text:p text:style-name="P11">- bacd</text:p><text:p text:style-name="P11">- acdb<text:line-break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Фігура 3" draw:style-name="gr2" draw:text-style-name="P11" svg:width="5.22cm" svg:height="5.181cm" svg:x="7.045cm" svg:y="0.22cm"><text:p text:style-name="P11">Эти подпоследовательности, отсортированные по алфавиту:</text:p><text:p text:style-name="P11"/><text:p text:style-name="P11">- acdb</text:p><text:p text:style-name="P11">- bacd</text:p><text:p text:style-name="P11">- cbad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Фігура 2" draw:style-name="gr1" draw:text-style-name="P11" svg:width="4.493cm" svg:height="4.839cm" svg:x="13.421cm" svg:y="0.157cm"><text:p text:style-name="P11">Первая из них является ответом:</text:p><text:p text:style-name="P11"/><text:p text:style-name="P11">Ответ:</text:p><text:p text:style-name="P11"/><text:p text:style-name="P11">acdb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iololool</text:p>
      <text:p text:style-name="P6"/>
      <text:p text:style-name="P6"/>
      <text:p text:style-name="P6"/>
      <text:p text:style-name="P1">идея: <text:s/></text:p>
      <text:p text:style-name="P1"><text:span text:style-name="T3">1) идем по масиву символов из слова</text:span></text:p>
      <text:p text:style-name="P2">2) закидиваем букву в ответ если буква не меньше предидущей и она последняя в списке <text:span text:style-name="T5">имеющихся букв в строке</text:span></text:p>
      <text:p text:style-name="P2"/>
      <text:p text:style-name="P2">решение:<text:line-break/><text:span text:style-name="T1">1) делаем масив букв</text:span></text:p>
      <text:p text:style-name="P7">2) делаем массив на 26 (к-во букв в англ алфавите) ячеек где индекс будет номер букви а значением позиция где последний раз встретил ее в масиве букв из слова — что на вход пришло</text:p>
      <text:p text:style-name="P7">3) заполняем масив на 26 от букви отнимая `a`</text:p>
      <text:p text:style-name="P7">4) <text:span text:style-name="T4">делаем массив букв какие ми уже использовали тоесть уже пошли в ответ также boolean[] - size 26</text:span></text:p>
      <text:p text:style-name="P8">5) для подготовки ответа(подпоследовательности заведм стек чтоб ложить витаскивать верхние букви</text:p>
      <text:p text:style-name="P8">6) работа:</text:p>
      <text:p text:style-name="P3">бежим по масиву символов</text:p>
      <text:p text:style-name="P8">6.1) взяли букву из строки <text:span text:style-name="T5">вичислили ее код (letter - `a`) </text:span>если уже использовали пошли дальше</text:p>
      <text:p text:style-name="P8">6.2) если в стеке пусто то добавляем букву в стек и также в массив использованих букв</text:p>
      <text:p text:style-name="P10">6.3) <text:span text:style-name="T7">если не использовали то проверяем можно ли ее добавить в стек:</text:span></text:p>
      <text:p text:style-name="P8">6.<text:span text:style-name="T6">4</text:span>) если не пусто <text:span text:style-name="T6">в стеке</text:span> берем <text:span text:style-name="T6">последнюю букву в стеке</text:span> и смотрим<text:span text:style-name="T6">(по индексу букви)</text:span> какая больше</text:p>
      <text:p text:style-name="P8"><text:span text:style-name="T7">--</text:span> <text:s/>если меньше <text:span text:style-name="T6">нашего кандидат то добавляем</text:span></text:p>
      <text:p text:style-name="P9"><text:span text:style-name="T7">--</text:span> если больше (тоесть в стеке сверху больше чем подошла) — то смотрим на последний индекс аналогичной букви в строке(где она последняя встречается) и если же есть такая же буква дальше по строке то </text:p>
      <text:p text:style-name="P9">-- <text:s/>1) помечаем ее как не использованую -- 2<text:span text:style-name="T6">)</text:span> удаляем ее со стека</text:p>
      <text:p text:style-name="P10">6.5) из стека формируем строку на ответ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Google Sans" svg:font-family="'Google Sans', 'Helvetica Neue', sans-serif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36cm" fo:margin-right="0.76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13:13:15.022825433</meta:creation-date>
    <dc:date>2024-01-05T08:48:15.253631729</dc:date>
    <meta:editing-duration>P2DT2H42M</meta:editing-duration>
    <meta:editing-cycles>31</meta:editing-cycles>
    <meta:generator>LibreOffice/7.3.7.2$Linux_X86_64 LibreOffice_project/30$Build-2</meta:generator>
    <meta:document-statistic meta:table-count="0" meta:image-count="0" meta:object-count="0" meta:page-count="1" meta:paragraph-count="23" meta:word-count="257" meta:character-count="1519" meta:non-whitespace-character-count="1278"/>
  </office:meta>
</office:document-meta>
</file>